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WS Glu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t Does?</text:p>
          </draw:text-box>
        </draw:frame>
        <draw:frame presentation:style-name="pr5" draw:layer="layout" svg:width="25.5cm" svg:height="13cm" svg:x="1.17cm" svg:y="5.588cm" presentation:class="outline" presentation:user-transformed="true">
          <draw:text-box>
            <text:list text:style-name="L2">
              <text:list-item>
                <text:p><text:s/>Extract Load Transform Service</text:p>
              </text:list-item>
              <text:list-item>
                <text:p><text:s/>Catalog keeps track of the schema of data <text:s/>via crawlers.</text:p>
              </text:list-item>
              <text:list-item>
                <text:p><text:s/>Transform Data</text:p>
              </text:list-item>
              <text:list-item>
                <text:p><text:s/>Triggered either on a cron, lambda, manua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ue Catalo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Glue uses crawlers to build/update tables in the glue catalog.</text:p>
              </text:list-item>
              <text:list-item>
                <text:p><text:s/>Glue catalog tables store schema information and metadate on data stores. Date is stored in S3 . Glue Table acts as a interface for the data in S3.</text:p>
              </text:list-item>
              <text:list-item>
                <text:p><text:s/>Crawlers can build a table from existing tables or a data store such as S3, JDBC, DynamoDB.</text:p>
              </text:list-item>
              <text:list-item>
                <text:p><text:s/>Table stores information on how the data is compressed and serialized.</text:p>
              </text:list-item>
              <text:list-item>
                <text:p><text:s/>Crawlers use classifiers to read the format of avro, orc, json, xml, ion, apache log, ect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talog Integrati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ifferent AWS services can use the glue catalog which abstracts away how the data is compressed or serialized.</text:p>
              </text:list-item>
              <text:list-item>
                <text:p><text:s/>EMR, Athena, AWS Lake Form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ue Job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Glue jobs use either Scala or Python with Spark to transform data.</text:p>
              </text:list-item>
              <text:list-item>
                <text:p><text:s/>Can either write your own code for jobs or generate the code for the most common type of transformations.</text:p>
              </text:list-item>
              <text:list-item>
                <text:p><text:s/>Jobs transform data from one catalog table to the next. The type of compression or serialization used is irrelevant for how the table is queri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9:42:37.826464349</meta:creation-date>
    <meta:editing-duration>PT17M40S</meta:editing-duration>
    <meta:editing-cycles>4</meta:editing-cycles>
    <meta:generator>LibreOffice/6.2.8.2$Linux_X86_64 LibreOffice_project/20$Build-2</meta:generator>
    <dc:title>Alizarin</dc:title>
    <dc:date>2019-11-26T21:20:58.440247137</dc:date>
    <meta:document-statistic meta:object-count="57"/>
  </office:meta>
</office:document-meta>
</file>